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39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90.4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0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ur system sentence_thro</text:p>
          </table:table-cell>
          <table:table-cell office:value-type="string" calcext:value-type="string">
            <text:p>calais sent_thro</text:p>
          </table:table-cell>
          <table:table-cell office:value-type="string" calcext:value-type="string">
            <text:p>ritter_sent_thro</text:p>
          </table:table-cell>
          <table:table-cell office:value-type="string" calcext:value-type="string">
            <text:p>stanford_sent_thro</text:p>
          </table:table-cell>
          <table:table-cell office:value-type="string" calcext:value-type="string">
            <text:p>neuro_sent_thro</text:p>
          </table:table-cell>
          <table:table-cell/>
          <table:table-cell office:value-type="string" calcext:value-type="string">
            <text:p>Our-calais</text:p>
          </table:table-cell>
          <table:table-cell office:value-type="string" calcext:value-type="string">
            <text:p>Our-ritter</text:p>
          </table:table-cell>
          <table:table-cell office:value-type="string" calcext:value-type="string">
            <text:p>Our-stanford</text:p>
          </table:table-cell>
          <table:table-cell office:value-type="string" calcext:value-type="string">
            <text:p>Our-Neuro</text:p>
          </table:table-cell>
        </table:table-row>
        <table:table-row table:style-name="ro1">
          <table:table-cell office:value-type="float" office:value="1504.8556637059" calcext:value-type="float">
            <text:p>1504.8556637059</text:p>
          </table:table-cell>
          <table:table-cell office:value-type="float" office:value="83.5613470219" calcext:value-type="float">
            <text:p>83.5613470219</text:p>
          </table:table-cell>
          <table:table-cell office:value-type="float" office:value="282.5355908803" calcext:value-type="float">
            <text:p>282.5355908803</text:p>
          </table:table-cell>
          <table:table-cell office:value-type="float" office:value="0.7847898245" calcext:value-type="float">
            <text:p>0.784789824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A2]-[.B2])" office:value-type="float" office:value="1421.294316684" calcext:value-type="float">
            <text:p>1421.294316684</text:p>
          </table:table-cell>
          <table:table-cell table:style-name="ce1" table:formula="of:=SUM([.A2]-[.C2])" office:value-type="float" office:value="1222.3200728256" calcext:value-type="float">
            <text:p>1222.3200728256</text:p>
          </table:table-cell>
          <table:table-cell table:style-name="ce1" table:formula="of:=SUM([.A2]-[.D2])" office:value-type="float" office:value="1504.0708738814" calcext:value-type="float">
            <text:p>1504.0708738814</text:p>
          </table:table-cell>
          <table:table-cell table:formula="of:=[.A2]-[.E2]" office:value-type="float" office:value="1404.8556637059" calcext:value-type="float">
            <text:p>1404.8556637059</text:p>
          </table:table-cell>
        </table:table-row>
        <table:table-row table:style-name="ro1">
          <table:table-cell office:value-type="float" office:value="1474.0166767628" calcext:value-type="float">
            <text:p>1474.0166767628</text:p>
          </table:table-cell>
          <table:table-cell office:value-type="float" office:value="86.1817237598" calcext:value-type="float">
            <text:p>86.1817237598</text:p>
          </table:table-cell>
          <table:table-cell office:value-type="float" office:value="286.9383684093" calcext:value-type="float">
            <text:p>286.9383684093</text:p>
          </table:table-cell>
          <table:table-cell office:value-type="float" office:value="0.7890123589" calcext:value-type="float">
            <text:p>0.7890123589</text:p>
          </table:table-cell>
          <table:table-cell office:value-type="float" office:value="88" calcext:value-type="float">
            <text:p>88</text:p>
          </table:table-cell>
          <table:table-cell/>
          <table:table-cell table:formula="of:=SUM([.A3]-[.B3])" office:value-type="float" office:value="1387.834953003" calcext:value-type="float">
            <text:p>1387.834953003</text:p>
          </table:table-cell>
          <table:table-cell table:style-name="ce1" table:formula="of:=SUM([.A3]-[.C3])" office:value-type="float" office:value="1187.0783083535" calcext:value-type="float">
            <text:p>1187.0783083535</text:p>
          </table:table-cell>
          <table:table-cell table:style-name="ce1" table:formula="of:=SUM([.A3]-[.D3])" office:value-type="float" office:value="1473.2276644039" calcext:value-type="float">
            <text:p>1473.2276644039</text:p>
          </table:table-cell>
          <table:table-cell table:formula="of:=[.A3]-[.E3]" office:value-type="float" office:value="1386.0166767628" calcext:value-type="float">
            <text:p>1386.0166767628</text:p>
          </table:table-cell>
        </table:table-row>
        <table:table-row table:style-name="ro1">
          <table:table-cell office:value-type="float" office:value="1487.5693582649" calcext:value-type="float">
            <text:p>1487.5693582649</text:p>
          </table:table-cell>
          <table:table-cell office:value-type="float" office:value="91.4628130584" calcext:value-type="float">
            <text:p>91.4628130584</text:p>
          </table:table-cell>
          <table:table-cell office:value-type="float" office:value="304.265311919" calcext:value-type="float">
            <text:p>304.265311919</text:p>
          </table:table-cell>
          <table:table-cell office:value-type="float" office:value="0.7931519113" calcext:value-type="float">
            <text:p>0.7931519113</text:p>
          </table:table-cell>
          <table:table-cell office:value-type="float" office:value="91" calcext:value-type="float">
            <text:p>91</text:p>
          </table:table-cell>
          <table:table-cell/>
          <table:table-cell table:formula="of:=SUM([.A4]-[.B4])" office:value-type="float" office:value="1396.1065452065" calcext:value-type="float">
            <text:p>1396.1065452065</text:p>
          </table:table-cell>
          <table:table-cell table:style-name="ce1" table:formula="of:=SUM([.A4]-[.C4])" office:value-type="float" office:value="1183.3040463459" calcext:value-type="float">
            <text:p>1183.3040463459</text:p>
          </table:table-cell>
          <table:table-cell table:style-name="ce1" table:formula="of:=SUM([.A4]-[.D4])" office:value-type="float" office:value="1486.7762063536" calcext:value-type="float">
            <text:p>1486.7762063536</text:p>
          </table:table-cell>
          <table:table-cell table:formula="of:=[.A4]-[.E4]" office:value-type="float" office:value="1396.5693582649" calcext:value-type="float">
            <text:p>1396.5693582649</text:p>
          </table:table-cell>
        </table:table-row>
        <table:table-row table:style-name="ro1">
          <table:table-cell office:value-type="float" office:value="1427.492861504" calcext:value-type="float">
            <text:p>1427.492861504</text:p>
          </table:table-cell>
          <table:table-cell office:value-type="float" office:value="89.9526238481" calcext:value-type="float">
            <text:p>89.9526238481</text:p>
          </table:table-cell>
          <table:table-cell office:value-type="float" office:value="304.7142461953" calcext:value-type="float">
            <text:p>304.7142461953</text:p>
          </table:table-cell>
          <table:table-cell office:value-type="float" office:value="0.7704950433" calcext:value-type="float">
            <text:p>0.770495043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M([.A5]-[.B5])" office:value-type="float" office:value="1337.5402376559" calcext:value-type="float">
            <text:p>1337.5402376559</text:p>
          </table:table-cell>
          <table:table-cell table:style-name="ce1" table:formula="of:=SUM([.A5]-[.C5])" office:value-type="float" office:value="1122.7786153087" calcext:value-type="float">
            <text:p>1122.7786153087</text:p>
          </table:table-cell>
          <table:table-cell table:style-name="ce1" table:formula="of:=SUM([.A5]-[.D5])" office:value-type="float" office:value="1426.7223664607" calcext:value-type="float">
            <text:p>1426.7223664607</text:p>
          </table:table-cell>
          <table:table-cell table:formula="of:=[.A5]-[.E5]" office:value-type="float" office:value="1337.492861504" calcext:value-type="float">
            <text:p>1337.492861504</text:p>
          </table:table-cell>
        </table:table-row>
        <table:table-row table:style-name="ro1">
          <table:table-cell office:value-type="float" office:value="1429.4794534909" calcext:value-type="float">
            <text:p>1429.4794534909</text:p>
          </table:table-cell>
          <table:table-cell office:value-type="float" office:value="86.8751099374" calcext:value-type="float">
            <text:p>86.8751099374</text:p>
          </table:table-cell>
          <table:table-cell office:value-type="float" office:value="307.9814362368" calcext:value-type="float">
            <text:p>307.9814362368</text:p>
          </table:table-cell>
          <table:table-cell office:value-type="float" office:value="0.7660793922" calcext:value-type="float">
            <text:p>0.7660793922</text:p>
          </table:table-cell>
          <table:table-cell office:value-type="float" office:value="90.59" calcext:value-type="float">
            <text:p>90.59</text:p>
          </table:table-cell>
          <table:table-cell/>
          <table:table-cell table:formula="of:=SUM([.A6]-[.B6])" office:value-type="float" office:value="1342.6043435535" calcext:value-type="float">
            <text:p>1342.6043435535</text:p>
          </table:table-cell>
          <table:table-cell table:style-name="ce1" table:formula="of:=SUM([.A6]-[.C6])" office:value-type="float" office:value="1121.4980172541" calcext:value-type="float">
            <text:p>1121.4980172541</text:p>
          </table:table-cell>
          <table:table-cell table:style-name="ce1" table:formula="of:=SUM([.A6]-[.D6])" office:value-type="float" office:value="1428.7133740987" calcext:value-type="float">
            <text:p>1428.7133740987</text:p>
          </table:table-cell>
          <table:table-cell table:formula="of:=[.A6]-[.E6]" office:value-type="float" office:value="1338.8894534909" calcext:value-type="float">
            <text:p>1338.8894534909</text:p>
          </table:table-cell>
        </table:table-row>
        <table:table-row table:style-name="ro1">
          <table:table-cell office:value-type="float" office:value="1403.0959481" calcext:value-type="float">
            <text:p>1403.0959481</text:p>
          </table:table-cell>
          <table:table-cell office:value-type="float" office:value="92.2544695707" calcext:value-type="float">
            <text:p>92.2544695707</text:p>
          </table:table-cell>
          <table:table-cell office:value-type="float" office:value="307.7235153447" calcext:value-type="float">
            <text:p>307.7235153447</text:p>
          </table:table-cell>
          <table:table-cell office:value-type="float" office:value="0.771851223" calcext:value-type="float">
            <text:p>0.771851223</text:p>
          </table:table-cell>
          <table:table-cell office:value-type="float" office:value="92.053" calcext:value-type="float">
            <text:p>92.053</text:p>
          </table:table-cell>
          <table:table-cell/>
          <table:table-cell table:formula="of:=SUM([.A7]-[.B7])" office:value-type="float" office:value="1310.8414785293" calcext:value-type="float">
            <text:p>1310.8414785293</text:p>
          </table:table-cell>
          <table:table-cell table:style-name="ce1" table:formula="of:=SUM([.A7]-[.C7])" office:value-type="float" office:value="1095.3724327553" calcext:value-type="float">
            <text:p>1095.3724327553</text:p>
          </table:table-cell>
          <table:table-cell table:style-name="ce1" table:formula="of:=SUM([.A7]-[.D7])" office:value-type="float" office:value="1402.324096877" calcext:value-type="float">
            <text:p>1402.324096877</text:p>
          </table:table-cell>
          <table:table-cell table:formula="of:=[.A7]-[.E7]" office:value-type="float" office:value="1311.0429481" calcext:value-type="float">
            <text:p>1311.0429481</text:p>
          </table:table-cell>
        </table:table-row>
        <table:table-row table:style-name="ro1">
          <table:table-cell office:value-type="float" office:value="1362.2105172903" calcext:value-type="float">
            <text:p>1362.2105172903</text:p>
          </table:table-cell>
          <table:table-cell office:value-type="float" office:value="95.2050934217" calcext:value-type="float">
            <text:p>95.2050934217</text:p>
          </table:table-cell>
          <table:table-cell office:value-type="float" office:value="303.0300608151" calcext:value-type="float">
            <text:p>303.0300608151</text:p>
          </table:table-cell>
          <table:table-cell office:value-type="float" office:value="0.7642034553" calcext:value-type="float">
            <text:p>0.7642034553</text:p>
          </table:table-cell>
          <table:table-cell office:value-type="float" office:value="93.284" calcext:value-type="float">
            <text:p>93.284</text:p>
          </table:table-cell>
          <table:table-cell/>
          <table:table-cell table:formula="of:=SUM([.A8]-[.B8])" office:value-type="float" office:value="1267.0054238686" calcext:value-type="float">
            <text:p>1267.0054238686</text:p>
          </table:table-cell>
          <table:table-cell table:style-name="ce1" table:formula="of:=SUM([.A8]-[.C8])" office:value-type="float" office:value="1059.1804564752" calcext:value-type="float">
            <text:p>1059.1804564752</text:p>
          </table:table-cell>
          <table:table-cell table:style-name="ce1" table:formula="of:=SUM([.A8]-[.D8])" office:value-type="float" office:value="1361.446313835" calcext:value-type="float">
            <text:p>1361.446313835</text:p>
          </table:table-cell>
          <table:table-cell table:formula="of:=[.A8]-[.E8]" office:value-type="float" office:value="1268.9265172903" calcext:value-type="float">
            <text:p>1268.9265172903</text:p>
          </table:table-cell>
        </table:table-row>
        <table:table-row table:style-name="ro1">
          <table:table-cell office:value-type="float" office:value="1322.4710465937" calcext:value-type="float">
            <text:p>1322.4710465937</text:p>
          </table:table-cell>
          <table:table-cell office:value-type="float" office:value="97.7485665828" calcext:value-type="float">
            <text:p>97.7485665828</text:p>
          </table:table-cell>
          <table:table-cell office:value-type="float" office:value="298.1720040698" calcext:value-type="float">
            <text:p>298.1720040698</text:p>
          </table:table-cell>
          <table:table-cell office:value-type="float" office:value="0.7541908589" calcext:value-type="float">
            <text:p>0.7541908589</text:p>
          </table:table-cell>
          <table:table-cell office:value-type="float" office:value="94.133" calcext:value-type="float">
            <text:p>94.133</text:p>
          </table:table-cell>
          <table:table-cell/>
          <table:table-cell table:formula="of:=SUM([.A9]-[.B9])" office:value-type="float" office:value="1224.7224800109" calcext:value-type="float">
            <text:p>1224.7224800109</text:p>
          </table:table-cell>
          <table:table-cell table:style-name="ce1" table:formula="of:=SUM([.A9]-[.C9])" office:value-type="float" office:value="1024.2990425239" calcext:value-type="float">
            <text:p>1024.2990425239</text:p>
          </table:table-cell>
          <table:table-cell table:style-name="ce1" table:formula="of:=SUM([.A9]-[.D9])" office:value-type="float" office:value="1321.7168557348" calcext:value-type="float">
            <text:p>1321.7168557348</text:p>
          </table:table-cell>
          <table:table-cell table:formula="of:=[.A9]-[.E9]" office:value-type="float" office:value="1228.3380465937" calcext:value-type="float">
            <text:p>1228.3380465937</text:p>
          </table:table-cell>
        </table:table-row>
        <table:table-row table:style-name="ro1">
          <table:table-cell office:value-type="float" office:value="1305.7584773903" calcext:value-type="float">
            <text:p>1305.7584773903</text:p>
          </table:table-cell>
          <table:table-cell office:value-type="float" office:value="99.7710068994" calcext:value-type="float">
            <text:p>99.7710068994</text:p>
          </table:table-cell>
          <table:table-cell office:value-type="float" office:value="293.5781982817" calcext:value-type="float">
            <text:p>293.5781982817</text:p>
          </table:table-cell>
          <table:table-cell office:value-type="float" office:value="0.7508384564" calcext:value-type="float">
            <text:p>0.7508384564</text:p>
          </table:table-cell>
          <table:table-cell office:value-type="float" office:value="93.79" calcext:value-type="float">
            <text:p>93.79</text:p>
          </table:table-cell>
          <table:table-cell/>
          <table:table-cell table:formula="of:=SUM([.A10]-[.B10])" office:value-type="float" office:value="1205.9874704909" calcext:value-type="float">
            <text:p>1205.9874704909</text:p>
          </table:table-cell>
          <table:table-cell table:style-name="ce1" table:formula="of:=SUM([.A10]-[.C10])" office:value-type="float" office:value="1012.1802791086" calcext:value-type="float">
            <text:p>1012.1802791086</text:p>
          </table:table-cell>
          <table:table-cell table:style-name="ce1" table:formula="of:=SUM([.A10]-[.D10])" office:value-type="float" office:value="1305.0076389339" calcext:value-type="float">
            <text:p>1305.0076389339</text:p>
          </table:table-cell>
          <table:table-cell table:formula="of:=[.A10]-[.E10]" office:value-type="float" office:value="1211.9684773903" calcext:value-type="float">
            <text:p>1211.9684773903</text:p>
          </table:table-cell>
        </table:table-row>
        <table:table-row table:style-name="ro1">
          <table:table-cell office:value-type="float" office:value="1282.9578994762" calcext:value-type="float">
            <text:p>1282.9578994762</text:p>
          </table:table-cell>
          <table:table-cell office:value-type="float" office:value="101.1100325883" calcext:value-type="float">
            <text:p>101.1100325883</text:p>
          </table:table-cell>
          <table:table-cell office:value-type="float" office:value="290.6551030755" calcext:value-type="float">
            <text:p>290.6551030755</text:p>
          </table:table-cell>
          <table:table-cell office:value-type="float" office:value="0.7468438025" calcext:value-type="float">
            <text:p>0.7468438025</text:p>
          </table:table-cell>
          <table:table-cell office:value-type="float" office:value="94.89" calcext:value-type="float">
            <text:p>94.89</text:p>
          </table:table-cell>
          <table:table-cell/>
          <table:table-cell table:formula="of:=SUM([.A11]-[.B11])" office:value-type="float" office:value="1181.8478668879" calcext:value-type="float">
            <text:p>1181.8478668879</text:p>
          </table:table-cell>
          <table:table-cell table:style-name="ce1" table:formula="of:=SUM([.A11]-[.C11])" office:value-type="float" office:value="992.3027964007" calcext:value-type="float">
            <text:p>992.3027964007</text:p>
          </table:table-cell>
          <table:table-cell table:style-name="ce1" table:formula="of:=SUM([.A11]-[.D11])" office:value-type="float" office:value="1282.2110556737" calcext:value-type="float">
            <text:p>1282.2110556737</text:p>
          </table:table-cell>
          <table:table-cell table:formula="of:=[.A11]-[.E11]" office:value-type="float" office:value="1188.0678994762" calcext:value-type="float">
            <text:p>1188.0678994762</text:p>
          </table:table-cell>
        </table:table-row>
        <table:table-row table:style-name="ro1">
          <table:table-cell office:value-type="float" office:value="1266.2010545884" calcext:value-type="float">
            <text:p>1266.2010545884</text:p>
          </table:table-cell>
          <table:table-cell office:value-type="float" office:value="101.5450283182" calcext:value-type="float">
            <text:p>101.5450283182</text:p>
          </table:table-cell>
          <table:table-cell office:value-type="float" office:value="290.0621321868" calcext:value-type="float">
            <text:p>290.0621321868</text:p>
          </table:table-cell>
          <table:table-cell office:value-type="float" office:value="0.7450788343" calcext:value-type="float">
            <text:p>0.7450788343</text:p>
          </table:table-cell>
          <table:table-cell office:value-type="float" office:value="95.4" calcext:value-type="float">
            <text:p>95.4</text:p>
          </table:table-cell>
          <table:table-cell/>
          <table:table-cell table:formula="of:=SUM([.A12]-[.B12])" office:value-type="float" office:value="1164.6560262702" calcext:value-type="float">
            <text:p>1164.6560262702</text:p>
          </table:table-cell>
          <table:table-cell table:style-name="ce1" table:formula="of:=SUM([.A12]-[.C12])" office:value-type="float" office:value="976.1389224016" calcext:value-type="float">
            <text:p>976.1389224016</text:p>
          </table:table-cell>
          <table:table-cell table:style-name="ce1" table:formula="of:=SUM([.A12]-[.D12])" office:value-type="float" office:value="1265.4559757541" calcext:value-type="float">
            <text:p>1265.4559757541</text:p>
          </table:table-cell>
          <table:table-cell table:formula="of:=[.A12]-[.E12]" office:value-type="float" office:value="1170.8010545884" calcext:value-type="float">
            <text:p>1170.801054588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Gain-calais</text:p>
          </table:table-cell>
          <table:table-cell office:value-type="string" calcext:value-type="string">
            <text:p>Gain-ritter</text:p>
          </table:table-cell>
          <table:table-cell office:value-type="string" calcext:value-type="string">
            <text:p>Gain-stanford</text:p>
          </table:table-cell>
          <table:table-cell office:value-type="string" calcext:value-type="string">
            <text:p>Gain-Neuro</text:p>
          </table:table-cell>
        </table:table-row>
        <table:table-row table:style-name="ro1">
          <table:table-cell table:number-columns-repeated="6"/>
          <table:table-cell table:formula="of:=SUM([.G2]/[.B2])" office:value-type="float" office:value="17.0089924030485" calcext:value-type="float">
            <text:p>17.008992403</text:p>
          </table:table-cell>
          <table:table-cell table:formula="of:=SUM([.H2]/[.C2])" office:value-type="float" office:value="4.32625167334565" calcext:value-type="float">
            <text:p>4.3262516733</text:p>
          </table:table-cell>
          <table:table-cell table:formula="of:=SUM([.I2]/[.D2])" office:value-type="float" office:value="1916.52698203581" calcext:value-type="float">
            <text:p>1916.5269820358</text:p>
          </table:table-cell>
          <table:table-cell table:formula="of:=[.J2]/[.E2]" office:value-type="float" office:value="14.048556637059" calcext:value-type="float">
            <text:p>14.0485566371</text:p>
          </table:table-cell>
        </table:table-row>
        <table:table-row table:style-name="ro1">
          <table:table-cell table:number-columns-repeated="6"/>
          <table:table-cell table:formula="of:=SUM([.G3]/[.B3])" office:value-type="float" office:value="16.1035877731" calcext:value-type="float">
            <text:p>16.1035877731</text:p>
          </table:table-cell>
          <table:table-cell table:formula="of:=SUM([.H3]/[.C3])" office:value-type="float" office:value="4.1370497606657" calcext:value-type="float">
            <text:p>4.1370497607</text:p>
          </table:table-cell>
          <table:table-cell table:formula="of:=SUM([.I3]/[.D3])" office:value-type="float" office:value="1867.17945262327" calcext:value-type="float">
            <text:p>1867.1794526233</text:p>
          </table:table-cell>
          <table:table-cell table:formula="of:=[.J3]/[.E3]" office:value-type="float" office:value="15.7501895086682" calcext:value-type="float">
            <text:p>15.7501895087</text:p>
          </table:table-cell>
        </table:table-row>
        <table:table-row table:style-name="ro1">
          <table:table-cell table:number-columns-repeated="6"/>
          <table:table-cell table:formula="of:=SUM([.G4]/[.B4])" office:value-type="float" office:value="15.2641986237081" calcext:value-type="float">
            <text:p>15.2641986237</text:p>
          </table:table-cell>
          <table:table-cell table:formula="of:=SUM([.H4]/[.C4])" office:value-type="float" office:value="3.8890534017263" calcext:value-type="float">
            <text:p>3.8890534017</text:p>
          </table:table-cell>
          <table:table-cell table:formula="of:=SUM([.I4]/[.D4])" office:value-type="float" office:value="1874.5163255255" calcext:value-type="float">
            <text:p>1874.5163255255</text:p>
          </table:table-cell>
          <table:table-cell table:formula="of:=[.J4]/[.E4]" office:value-type="float" office:value="15.346916024889" calcext:value-type="float">
            <text:p>15.3469160249</text:p>
          </table:table-cell>
        </table:table-row>
        <table:table-row table:style-name="ro1">
          <table:table-cell table:number-columns-repeated="6"/>
          <table:table-cell table:formula="of:=SUM([.G5]/[.B5])" office:value-type="float" office:value="14.8693854657821" calcext:value-type="float">
            <text:p>14.8693854658</text:p>
          </table:table-cell>
          <table:table-cell table:formula="of:=SUM([.H5]/[.C5])" office:value-type="float" office:value="3.68469354264808" calcext:value-type="float">
            <text:p>3.6846935426</text:p>
          </table:table-cell>
          <table:table-cell table:formula="of:=SUM([.I5]/[.D5])" office:value-type="float" office:value="1851.69571026713" calcext:value-type="float">
            <text:p>1851.6957102671</text:p>
          </table:table-cell>
          <table:table-cell table:formula="of:=[.J5]/[.E5]" office:value-type="float" office:value="14.8610317944889" calcext:value-type="float">
            <text:p>14.8610317945</text:p>
          </table:table-cell>
        </table:table-row>
        <table:table-row table:style-name="ro1">
          <table:table-cell table:number-columns-repeated="6"/>
          <table:table-cell table:formula="of:=SUM([.G6]/[.B6])" office:value-type="float" office:value="15.4544189298977" calcext:value-type="float">
            <text:p>15.4544189299</text:p>
          </table:table-cell>
          <table:table-cell table:formula="of:=SUM([.H6]/[.C6])" office:value-type="float" office:value="3.64144680587763" calcext:value-type="float">
            <text:p>3.6414468059</text:p>
          </table:table-cell>
          <table:table-cell table:formula="of:=SUM([.I6]/[.D6])" office:value-type="float" office:value="1864.96776789122" calcext:value-type="float">
            <text:p>1864.9677678912</text:p>
          </table:table-cell>
          <table:table-cell table:formula="of:=[.J6]/[.E6]" office:value-type="float" office:value="14.7796605970957" calcext:value-type="float">
            <text:p>14.7796605971</text:p>
          </table:table-cell>
        </table:table-row>
        <table:table-row table:style-name="ro1">
          <table:table-cell table:number-columns-repeated="6"/>
          <table:table-cell table:formula="of:=SUM([.G7]/[.B7])" office:value-type="float" office:value="14.2089752900777" calcext:value-type="float">
            <text:p>14.2089752901</text:p>
          </table:table-cell>
          <table:table-cell table:formula="of:=SUM([.H7]/[.C7])" office:value-type="float" office:value="3.55959937454993" calcext:value-type="float">
            <text:p>3.5595993745</text:p>
          </table:table-cell>
          <table:table-cell table:formula="of:=SUM([.I7]/[.D7])" office:value-type="float" office:value="1816.83212397657" calcext:value-type="float">
            <text:p>1816.8321239766</text:p>
          </table:table-cell>
          <table:table-cell table:formula="of:=[.J7]/[.E7]" office:value-type="float" office:value="14.242262045778" calcext:value-type="float">
            <text:p>14.2422620458</text:p>
          </table:table-cell>
        </table:table-row>
        <table:table-row table:style-name="ro1">
          <table:table-cell table:number-columns-repeated="6"/>
          <table:table-cell table:formula="of:=SUM([.G8]/[.B8])" office:value-type="float" office:value="13.3081684848157" calcext:value-type="float">
            <text:p>13.3081684848</text:p>
          </table:table-cell>
          <table:table-cell table:formula="of:=SUM([.H8]/[.C8])" office:value-type="float" office:value="3.49529830019564" calcext:value-type="float">
            <text:p>3.4952983002</text:p>
          </table:table-cell>
          <table:table-cell table:formula="of:=SUM([.I8]/[.D8])" office:value-type="float" office:value="1781.52336840788" calcext:value-type="float">
            <text:p>1781.5233684079</text:p>
          </table:table-cell>
          <table:table-cell table:formula="of:=[.J8]/[.E8]" office:value-type="float" office:value="13.6028313246677" calcext:value-type="float">
            <text:p>13.6028313247</text:p>
          </table:table-cell>
        </table:table-row>
        <table:table-row table:style-name="ro1">
          <table:table-cell table:number-columns-repeated="6"/>
          <table:table-cell table:formula="of:=SUM([.G9]/[.B9])" office:value-type="float" office:value="12.5293139615861" calcext:value-type="float">
            <text:p>12.5293139616</text:p>
          </table:table-cell>
          <table:table-cell table:formula="of:=SUM([.H9]/[.C9])" office:value-type="float" office:value="3.43526229338459" calcext:value-type="float">
            <text:p>3.4352622934</text:p>
          </table:table-cell>
          <table:table-cell table:formula="of:=SUM([.I9]/[.D9])" office:value-type="float" office:value="1752.49652012827" calcext:value-type="float">
            <text:p>1752.4965201283</text:p>
          </table:table-cell>
          <table:table-cell table:formula="of:=[.J9]/[.E9]" office:value-type="float" office:value="13.048963132947" calcext:value-type="float">
            <text:p>13.0489631329</text:p>
          </table:table-cell>
        </table:table-row>
        <table:table-row table:style-name="ro1">
          <table:table-cell table:number-columns-repeated="6"/>
          <table:table-cell table:formula="of:=SUM([.G10]/[.B10])" office:value-type="float" office:value="12.0875543704486" calcext:value-type="float">
            <text:p>12.0875543704</text:p>
          </table:table-cell>
          <table:table-cell table:formula="of:=SUM([.H10]/[.C10])" office:value-type="float" office:value="3.44773653163908" calcext:value-type="float">
            <text:p>3.4477365316</text:p>
          </table:table-cell>
          <table:table-cell table:formula="of:=SUM([.I10]/[.D10])" office:value-type="float" office:value="1738.06712723659" calcext:value-type="float">
            <text:p>1738.0671272366</text:p>
          </table:table-cell>
          <table:table-cell table:formula="of:=[.J10]/[.E10]" office:value-type="float" office:value="12.9221503080318" calcext:value-type="float">
            <text:p>12.922150308</text:p>
          </table:table-cell>
        </table:table-row>
        <table:table-row table:style-name="ro1">
          <table:table-cell table:number-columns-repeated="6"/>
          <table:table-cell table:formula="of:=SUM([.G11]/[.B11])" office:value-type="float" office:value="11.6887299571957" calcext:value-type="float">
            <text:p>11.6887299572</text:p>
          </table:table-cell>
          <table:table-cell table:formula="of:=SUM([.H11]/[.C11])" office:value-type="float" office:value="3.41402158744463" calcext:value-type="float">
            <text:p>3.4140215874</text:p>
          </table:table-cell>
          <table:table-cell table:formula="of:=SUM([.I11]/[.D11])" office:value-type="float" office:value="1716.83965426452" calcext:value-type="float">
            <text:p>1716.8396542645</text:p>
          </table:table-cell>
          <table:table-cell table:formula="of:=[.J11]/[.E11]" office:value-type="float" office:value="12.5204752816545" calcext:value-type="float">
            <text:p>12.5204752817</text:p>
          </table:table-cell>
        </table:table-row>
        <table:table-row table:style-name="ro1">
          <table:table-cell table:number-columns-repeated="6"/>
          <table:table-cell table:formula="of:=SUM([.G12]/[.B12])" office:value-type="float" office:value="11.4693554727333" calcext:value-type="float">
            <text:p>11.4693554727</text:p>
          </table:table-cell>
          <table:table-cell table:formula="of:=SUM([.H12]/[.C12])" office:value-type="float" office:value="3.36527527754973" calcext:value-type="float">
            <text:p>3.3652752775</text:p>
          </table:table-cell>
          <table:table-cell table:formula="of:=SUM([.I12]/[.D12])" office:value-type="float" office:value="1698.41890213268" calcext:value-type="float">
            <text:p>1698.4189021327</text:p>
          </table:table-cell>
          <table:table-cell table:formula="of:=[.J12]/[.E12]" office:value-type="float" office:value="12.2725477420168" calcext:value-type="float">
            <text:p>12.27254774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calais</text:p>
          </table:table-cell>
          <table:table-cell office:value-type="string" calcext:value-type="string">
            <text:p>ritter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neuro</text:p>
          </table:table-cell>
        </table:table-row>
        <table:table-row table:style-name="ro1">
          <table:table-cell table:number-columns-repeated="6"/>
          <table:table-cell table:number-columns-repeated="3" office:value-type="string" calcext:value-type="string">
            <text:p>sentenceGain-av</text:p>
          </table:table-cell>
          <table:table-cell/>
        </table:table-row>
        <table:table-row table:style-name="ro1">
          <table:table-cell table:number-columns-repeated="6"/>
          <table:table-cell table:formula="of:=SUM([.G15:.G25])/11" office:value-type="float" office:value="13.9993346120358" calcext:value-type="float">
            <text:p>13.999334612</text:p>
          </table:table-cell>
          <table:table-cell table:formula="of:=SUM([.H15:.H25])/11" office:value-type="float" office:value="3.67233532263881" calcext:value-type="float">
            <text:p>3.6723353226</text:p>
          </table:table-cell>
          <table:table-cell table:style-name="ce1" table:formula="of:=SUM([.I15:.I25])/11" office:value-type="float" office:value="1807.18763040813" calcext:value-type="float">
            <text:p>1807.1876304081</text:p>
          </table:table-cell>
          <table:table-cell table:formula="of:=AVERAGE([.J15:.J25])" office:value-type="float" office:value="13.945053127027" calcext:value-type="float">
            <text:p>13.945053127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our system cand_thro</text:p>
          </table:table-cell>
          <table:table-cell office:value-type="string" calcext:value-type="string">
            <text:p>calais cand_thro</text:p>
          </table:table-cell>
          <table:table-cell office:value-type="string" calcext:value-type="string">
            <text:p>ritter cand thro</text:p>
          </table:table-cell>
          <table:table-cell office:value-type="string" calcext:value-type="string">
            <text:p>stanford cand thro</text:p>
          </table:table-cell>
          <table:table-cell table:number-columns-repeated="2"/>
          <table:table-cell office:value-type="string" calcext:value-type="string">
            <text:p>Our-calais</text:p>
          </table:table-cell>
          <table:table-cell office:value-type="string" calcext:value-type="string">
            <text:p>Our-ritter</text:p>
          </table:table-cell>
          <table:table-cell office:value-type="string" calcext:value-type="string">
            <text:p>Our-stanford</text:p>
          </table:table-cell>
          <table:table-cell/>
        </table:table-row>
        <table:table-row table:style-name="ro1">
          <table:table-cell office:value-type="float" office:value="1798.6587127265" calcext:value-type="float">
            <text:p>1798.6587127265</text:p>
          </table:table-cell>
          <table:table-cell office:value-type="float" office:value="62.7163088052" calcext:value-type="float">
            <text:p>62.7163088052</text:p>
          </table:table-cell>
          <table:table-cell office:value-type="float" office:value="246.5864401214" calcext:value-type="float">
            <text:p>246.5864401214</text:p>
          </table:table-cell>
          <table:table-cell office:value-type="float" office:value="0.6079677158" calcext:value-type="float">
            <text:p>0.6079677158</text:p>
          </table:table-cell>
          <table:table-cell table:number-columns-repeated="2"/>
          <table:table-cell table:formula="of:=SUM([.A35]-[.B35])" office:value-type="float" office:value="1735.9424039213" calcext:value-type="float">
            <text:p>1735.9424039213</text:p>
          </table:table-cell>
          <table:table-cell table:style-name="ce1" table:formula="of:=SUM([.A35]-[.C35])" office:value-type="float" office:value="1552.0722726051" calcext:value-type="float">
            <text:p>1552.0722726051</text:p>
          </table:table-cell>
          <table:table-cell table:style-name="ce1" table:formula="of:=SUM([.A35]-[.D35])" office:value-type="float" office:value="1798.0507450107" calcext:value-type="float">
            <text:p>1798.0507450107</text:p>
          </table:table-cell>
          <table:table-cell/>
        </table:table-row>
        <table:table-row table:style-name="ro1">
          <table:table-cell office:value-type="float" office:value="1547.3566845826" calcext:value-type="float">
            <text:p>1547.3566845826</text:p>
          </table:table-cell>
          <table:table-cell office:value-type="float" office:value="57.2848160185" calcext:value-type="float">
            <text:p>57.2848160185</text:p>
          </table:table-cell>
          <table:table-cell office:value-type="float" office:value="222.1348208823" calcext:value-type="float">
            <text:p>222.1348208823</text:p>
          </table:table-cell>
          <table:table-cell office:value-type="float" office:value="0.5429530813" calcext:value-type="float">
            <text:p>0.5429530813</text:p>
          </table:table-cell>
          <table:table-cell table:number-columns-repeated="2"/>
          <table:table-cell table:formula="of:=SUM([.A36]-[.B36])" office:value-type="float" office:value="1490.0718685641" calcext:value-type="float">
            <text:p>1490.0718685641</text:p>
          </table:table-cell>
          <table:table-cell table:style-name="ce1" table:formula="of:=SUM([.A36]-[.C36])" office:value-type="float" office:value="1325.2218637003" calcext:value-type="float">
            <text:p>1325.2218637003</text:p>
          </table:table-cell>
          <table:table-cell table:style-name="ce1" table:formula="of:=SUM([.A36]-[.D36])" office:value-type="float" office:value="1546.8137315013" calcext:value-type="float">
            <text:p>1546.8137315013</text:p>
          </table:table-cell>
          <table:table-cell/>
        </table:table-row>
        <table:table-row table:style-name="ro1">
          <table:table-cell office:value-type="float" office:value="1614.3058871401" calcext:value-type="float">
            <text:p>1614.3058871401</text:p>
          </table:table-cell>
          <table:table-cell office:value-type="float" office:value="55.5015980127" calcext:value-type="float">
            <text:p>55.5015980127</text:p>
          </table:table-cell>
          <table:table-cell office:value-type="float" office:value="221.1447836517" calcext:value-type="float">
            <text:p>221.1447836517</text:p>
          </table:table-cell>
          <table:table-cell office:value-type="float" office:value="0.448010302" calcext:value-type="float">
            <text:p>0.448010302</text:p>
          </table:table-cell>
          <table:table-cell table:number-columns-repeated="2"/>
          <table:table-cell table:formula="of:=SUM([.A37]-[.B37])" office:value-type="float" office:value="1558.8042891274" calcext:value-type="float">
            <text:p>1558.8042891274</text:p>
          </table:table-cell>
          <table:table-cell table:style-name="ce1" table:formula="of:=SUM([.A37]-[.C37])" office:value-type="float" office:value="1393.1611034884" calcext:value-type="float">
            <text:p>1393.1611034884</text:p>
          </table:table-cell>
          <table:table-cell table:style-name="ce1" table:formula="of:=SUM([.A37]-[.D37])" office:value-type="float" office:value="1613.8578768381" calcext:value-type="float">
            <text:p>1613.8578768381</text:p>
          </table:table-cell>
          <table:table-cell/>
        </table:table-row>
        <table:table-row table:style-name="ro1">
          <table:table-cell office:value-type="float" office:value="1664.4324337143" calcext:value-type="float">
            <text:p>1664.4324337143</text:p>
          </table:table-cell>
          <table:table-cell office:value-type="float" office:value="50.6254109385" calcext:value-type="float">
            <text:p>50.6254109385</text:p>
          </table:table-cell>
          <table:table-cell office:value-type="float" office:value="221.1936121679" calcext:value-type="float">
            <text:p>221.1936121679</text:p>
          </table:table-cell>
          <table:table-cell office:value-type="float" office:value="0.4126238887" calcext:value-type="float">
            <text:p>0.4126238887</text:p>
          </table:table-cell>
          <table:table-cell table:number-columns-repeated="2"/>
          <table:table-cell table:formula="of:=SUM([.A38]-[.B38])" office:value-type="float" office:value="1613.8070227758" calcext:value-type="float">
            <text:p>1613.8070227758</text:p>
          </table:table-cell>
          <table:table-cell table:style-name="ce1" table:formula="of:=SUM([.A38]-[.C38])" office:value-type="float" office:value="1443.2388215464" calcext:value-type="float">
            <text:p>1443.2388215464</text:p>
          </table:table-cell>
          <table:table-cell table:style-name="ce1" table:formula="of:=SUM([.A38]-[.D38])" office:value-type="float" office:value="1664.0198098256" calcext:value-type="float">
            <text:p>1664.0198098256</text:p>
          </table:table-cell>
          <table:table-cell/>
        </table:table-row>
        <table:table-row table:style-name="ro1">
          <table:table-cell office:value-type="float" office:value="1334.1280245951" calcext:value-type="float">
            <text:p>1334.1280245951</text:p>
          </table:table-cell>
          <table:table-cell office:value-type="float" office:value="46.609644083" calcext:value-type="float">
            <text:p>46.609644083</text:p>
          </table:table-cell>
          <table:table-cell office:value-type="float" office:value="207.8910770056" calcext:value-type="float">
            <text:p>207.8910770056</text:p>
          </table:table-cell>
          <table:table-cell office:value-type="float" office:value="0.372648492" calcext:value-type="float">
            <text:p>0.372648492</text:p>
          </table:table-cell>
          <table:table-cell table:number-columns-repeated="2"/>
          <table:table-cell table:formula="of:=SUM([.A39]-[.B39])" office:value-type="float" office:value="1287.5183805121" calcext:value-type="float">
            <text:p>1287.5183805121</text:p>
          </table:table-cell>
          <table:table-cell table:style-name="ce1" table:formula="of:=SUM([.A39]-[.C39])" office:value-type="float" office:value="1126.2369475895" calcext:value-type="float">
            <text:p>1126.2369475895</text:p>
          </table:table-cell>
          <table:table-cell table:style-name="ce1" table:formula="of:=SUM([.A39]-[.D39])" office:value-type="float" office:value="1333.7553761031" calcext:value-type="float">
            <text:p>1333.7553761031</text:p>
          </table:table-cell>
          <table:table-cell/>
        </table:table-row>
        <table:table-row table:style-name="ro1">
          <table:table-cell office:value-type="float" office:value="1482.0016505945" calcext:value-type="float">
            <text:p>1482.0016505945</text:p>
          </table:table-cell>
          <table:table-cell office:value-type="float" office:value="44.5478540794" calcext:value-type="float">
            <text:p>44.5478540794</text:p>
          </table:table-cell>
          <table:table-cell office:value-type="float" office:value="203.4615073984" calcext:value-type="float">
            <text:p>203.4615073984</text:p>
          </table:table-cell>
          <table:table-cell office:value-type="float" office:value="0.3759523934" calcext:value-type="float">
            <text:p>0.3759523934</text:p>
          </table:table-cell>
          <table:table-cell table:number-columns-repeated="2"/>
          <table:table-cell table:formula="of:=SUM([.A40]-[.B40])" office:value-type="float" office:value="1437.4537965151" calcext:value-type="float">
            <text:p>1437.4537965151</text:p>
          </table:table-cell>
          <table:table-cell table:style-name="ce1" table:formula="of:=SUM([.A40]-[.C40])" office:value-type="float" office:value="1278.5401431961" calcext:value-type="float">
            <text:p>1278.5401431961</text:p>
          </table:table-cell>
          <table:table-cell table:style-name="ce1" table:formula="of:=SUM([.A40]-[.D40])" office:value-type="float" office:value="1481.6256982011" calcext:value-type="float">
            <text:p>1481.6256982011</text:p>
          </table:table-cell>
          <table:table-cell/>
        </table:table-row>
        <table:table-row table:style-name="ro1">
          <table:table-cell office:value-type="float" office:value="1690.1147895864" calcext:value-type="float">
            <text:p>1690.1147895864</text:p>
          </table:table-cell>
          <table:table-cell office:value-type="float" office:value="43.7548633233" calcext:value-type="float">
            <text:p>43.7548633233</text:p>
          </table:table-cell>
          <table:table-cell office:value-type="float" office:value="208.5523298916" calcext:value-type="float">
            <text:p>208.5523298916</text:p>
          </table:table-cell>
          <table:table-cell office:value-type="float" office:value="0.3875743132" calcext:value-type="float">
            <text:p>0.3875743132</text:p>
          </table:table-cell>
          <table:table-cell table:number-columns-repeated="2"/>
          <table:table-cell table:formula="of:=SUM([.A41]-[.B41])" office:value-type="float" office:value="1646.3599262631" calcext:value-type="float">
            <text:p>1646.3599262631</text:p>
          </table:table-cell>
          <table:table-cell table:style-name="ce1" table:formula="of:=SUM([.A41]-[.C41])" office:value-type="float" office:value="1481.5624596948" calcext:value-type="float">
            <text:p>1481.5624596948</text:p>
          </table:table-cell>
          <table:table-cell table:style-name="ce1" table:formula="of:=SUM([.A41]-[.D41])" office:value-type="float" office:value="1689.7272152732" calcext:value-type="float">
            <text:p>1689.7272152732</text:p>
          </table:table-cell>
          <table:table-cell/>
        </table:table-row>
        <table:table-row table:style-name="ro1">
          <table:table-cell office:value-type="float" office:value="1733.025618971" calcext:value-type="float">
            <text:p>1733.025618971</text:p>
          </table:table-cell>
          <table:table-cell office:value-type="float" office:value="44.7345889811" calcext:value-type="float">
            <text:p>44.7345889811</text:p>
          </table:table-cell>
          <table:table-cell office:value-type="float" office:value="216.102775894" calcext:value-type="float">
            <text:p>216.102775894</text:p>
          </table:table-cell>
          <table:table-cell office:value-type="float" office:value="0.404436624" calcext:value-type="float">
            <text:p>0.404436624</text:p>
          </table:table-cell>
          <table:table-cell table:number-columns-repeated="2"/>
          <table:table-cell table:formula="of:=SUM([.A42]-[.B42])" office:value-type="float" office:value="1688.2910299899" calcext:value-type="float">
            <text:p>1688.2910299899</text:p>
          </table:table-cell>
          <table:table-cell table:style-name="ce1" table:formula="of:=SUM([.A42]-[.C42])" office:value-type="float" office:value="1516.922843077" calcext:value-type="float">
            <text:p>1516.922843077</text:p>
          </table:table-cell>
          <table:table-cell table:style-name="ce1" table:formula="of:=SUM([.A42]-[.D42])" office:value-type="float" office:value="1732.621182347" calcext:value-type="float">
            <text:p>1732.621182347</text:p>
          </table:table-cell>
          <table:table-cell/>
        </table:table-row>
        <table:table-row table:style-name="ro1">
          <table:table-cell office:value-type="float" office:value="1639.6840404464" calcext:value-type="float">
            <text:p>1639.6840404464</text:p>
          </table:table-cell>
          <table:table-cell office:value-type="float" office:value="45.7837521867" calcext:value-type="float">
            <text:p>45.7837521867</text:p>
          </table:table-cell>
          <table:table-cell office:value-type="float" office:value="217.5802910369" calcext:value-type="float">
            <text:p>217.5802910369</text:p>
          </table:table-cell>
          <table:table-cell office:value-type="float" office:value="0.4147277694" calcext:value-type="float">
            <text:p>0.4147277694</text:p>
          </table:table-cell>
          <table:table-cell table:number-columns-repeated="2"/>
          <table:table-cell table:formula="of:=SUM([.A43]-[.B43])" office:value-type="float" office:value="1593.9002882597" calcext:value-type="float">
            <text:p>1593.9002882597</text:p>
          </table:table-cell>
          <table:table-cell table:style-name="ce1" table:formula="of:=SUM([.A43]-[.C43])" office:value-type="float" office:value="1422.1037494095" calcext:value-type="float">
            <text:p>1422.1037494095</text:p>
          </table:table-cell>
          <table:table-cell table:style-name="ce1" table:formula="of:=SUM([.A43]-[.D43])" office:value-type="float" office:value="1639.269312677" calcext:value-type="float">
            <text:p>1639.269312677</text:p>
          </table:table-cell>
          <table:table-cell/>
        </table:table-row>
        <table:table-row table:style-name="ro1">
          <table:table-cell office:value-type="float" office:value="1630.3675080696" calcext:value-type="float">
            <text:p>1630.3675080696</text:p>
          </table:table-cell>
          <table:table-cell office:value-type="float" office:value="46.9585495297" calcext:value-type="float">
            <text:p>46.9585495297</text:p>
          </table:table-cell>
          <table:table-cell office:value-type="float" office:value="220.6285003371" calcext:value-type="float">
            <text:p>220.6285003371</text:p>
          </table:table-cell>
          <table:table-cell office:value-type="float" office:value="0.4234270353" calcext:value-type="float">
            <text:p>0.4234270353</text:p>
          </table:table-cell>
          <table:table-cell table:number-columns-repeated="2"/>
          <table:table-cell table:formula="of:=SUM([.A44]-[.B44])" office:value-type="float" office:value="1583.4089585399" calcext:value-type="float">
            <text:p>1583.4089585399</text:p>
          </table:table-cell>
          <table:table-cell table:style-name="ce1" table:formula="of:=SUM([.A44]-[.C44])" office:value-type="float" office:value="1409.7390077325" calcext:value-type="float">
            <text:p>1409.7390077325</text:p>
          </table:table-cell>
          <table:table-cell table:style-name="ce1" table:formula="of:=SUM([.A44]-[.D44])" office:value-type="float" office:value="1629.9440810343" calcext:value-type="float">
            <text:p>1629.9440810343</text:p>
          </table:table-cell>
          <table:table-cell/>
        </table:table-row>
        <table:table-row table:style-name="ro1">
          <table:table-cell office:value-type="float" office:value="1701.9133576789" calcext:value-type="float">
            <text:p>1701.9133576789</text:p>
          </table:table-cell>
          <table:table-cell office:value-type="float" office:value="47.2156625961" calcext:value-type="float">
            <text:p>47.2156625961</text:p>
          </table:table-cell>
          <table:table-cell office:value-type="float" office:value="221.5740757932" calcext:value-type="float">
            <text:p>221.5740757932</text:p>
          </table:table-cell>
          <table:table-cell office:value-type="float" office:value="0.4254905788" calcext:value-type="float">
            <text:p>0.4254905788</text:p>
          </table:table-cell>
          <table:table-cell table:number-columns-repeated="2"/>
          <table:table-cell table:formula="of:=SUM([.A45]-[.B45])" office:value-type="float" office:value="1654.6976950828" calcext:value-type="float">
            <text:p>1654.6976950828</text:p>
          </table:table-cell>
          <table:table-cell table:style-name="ce1" table:formula="of:=SUM([.A45]-[.C45])" office:value-type="float" office:value="1480.3392818857" calcext:value-type="float">
            <text:p>1480.3392818857</text:p>
          </table:table-cell>
          <table:table-cell table:style-name="ce1" table:formula="of:=SUM([.A45]-[.D45])" office:value-type="float" office:value="1701.4878671001" calcext:value-type="float">
            <text:p>1701.487867100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Gain-calais</text:p>
          </table:table-cell>
          <table:table-cell office:value-type="string" calcext:value-type="string">
            <text:p>Gain-ritter</text:p>
          </table:table-cell>
          <table:table-cell office:value-type="string" calcext:value-type="string">
            <text:p>Gain-stanford</text:p>
          </table:table-cell>
          <table:table-cell/>
        </table:table-row>
        <table:table-row table:style-name="ro1">
          <table:table-cell table:number-columns-repeated="6"/>
          <table:table-cell table:formula="of:=SUM([.G35]/[.B35])" office:value-type="float" office:value="27.6792821036905" calcext:value-type="float">
            <text:p>27.6792821037</text:p>
          </table:table-cell>
          <table:table-cell table:formula="of:=SUM([.H35]/[.C35])" office:value-type="float" office:value="6.29423204228497" calcext:value-type="float">
            <text:p>6.2942320423</text:p>
          </table:table-cell>
          <table:table-cell table:formula="of:=SUM([.I35]/[.D35])" office:value-type="float" office:value="2957.47734342229" calcext:value-type="float">
            <text:p>2957.4773434223</text:p>
          </table:table-cell>
          <table:table-cell/>
        </table:table-row>
        <table:table-row table:style-name="ro1">
          <table:table-cell table:number-columns-repeated="6"/>
          <table:table-cell table:formula="of:=SUM([.G36]/[.B36])" office:value-type="float" office:value="26.0116375006404" calcext:value-type="float">
            <text:p>26.0116375006</text:p>
          </table:table-cell>
          <table:table-cell table:formula="of:=SUM([.H36]/[.C36])" office:value-type="float" office:value="5.96584478937897" calcext:value-type="float">
            <text:p>5.9658447894</text:p>
          </table:table-cell>
          <table:table-cell table:formula="of:=SUM([.I36]/[.D36])" office:value-type="float" office:value="2848.89023522574" calcext:value-type="float">
            <text:p>2848.8902352258</text:p>
          </table:table-cell>
          <table:table-cell/>
        </table:table-row>
        <table:table-row table:style-name="ro1">
          <table:table-cell table:number-columns-repeated="6"/>
          <table:table-cell table:formula="of:=SUM([.G37]/[.B37])" office:value-type="float" office:value="28.0857550943076" calcext:value-type="float">
            <text:p>28.0857550943</text:p>
          </table:table-cell>
          <table:table-cell table:formula="of:=SUM([.H37]/[.C37])" office:value-type="float" office:value="6.29976923029127" calcext:value-type="float">
            <text:p>6.2997692303</text:p>
          </table:table-cell>
          <table:table-cell table:formula="of:=SUM([.I37]/[.D37])" office:value-type="float" office:value="3602.2784959041" calcext:value-type="float">
            <text:p>3602.2784959041</text:p>
          </table:table-cell>
          <table:table-cell/>
        </table:table-row>
        <table:table-row table:style-name="ro1">
          <table:table-cell table:number-columns-repeated="6"/>
          <table:table-cell table:formula="of:=SUM([.G38]/[.B38])" office:value-type="float" office:value="31.8774108270698" calcext:value-type="float">
            <text:p>31.8774108271</text:p>
          </table:table-cell>
          <table:table-cell table:formula="of:=SUM([.H38]/[.C38])" office:value-type="float" office:value="6.52477622387617" calcext:value-type="float">
            <text:p>6.5247762239</text:p>
          </table:table-cell>
          <table:table-cell table:formula="of:=SUM([.I38]/[.D38])" office:value-type="float" office:value="4032.7762288999" calcext:value-type="float">
            <text:p>4032.7762288999</text:p>
          </table:table-cell>
          <table:table-cell/>
        </table:table-row>
        <table:table-row table:style-name="ro1">
          <table:table-cell table:number-columns-repeated="6"/>
          <table:table-cell table:formula="of:=SUM([.G39]/[.B39])" office:value-type="float" office:value="27.6234330006759" calcext:value-type="float">
            <text:p>27.6234330007</text:p>
          </table:table-cell>
          <table:table-cell table:formula="of:=SUM([.H39]/[.C39])" office:value-type="float" office:value="5.41743764961669" calcext:value-type="float">
            <text:p>5.4174376496</text:p>
          </table:table-cell>
          <table:table-cell table:formula="of:=SUM([.I39]/[.D39])" office:value-type="float" office:value="3579.1245764738" calcext:value-type="float">
            <text:p>3579.1245764738</text:p>
          </table:table-cell>
          <table:table-cell/>
        </table:table-row>
        <table:table-row table:style-name="ro1">
          <table:table-cell table:number-columns-repeated="6"/>
          <table:table-cell table:formula="of:=SUM([.G40]/[.B40])" office:value-type="float" office:value="32.2676327787428" calcext:value-type="float">
            <text:p>32.2676327787</text:p>
          </table:table-cell>
          <table:table-cell table:formula="of:=SUM([.H40]/[.C40])" office:value-type="float" office:value="6.28394117169582" calcext:value-type="float">
            <text:p>6.2839411717</text:p>
          </table:table-cell>
          <table:table-cell table:formula="of:=SUM([.I40]/[.D40])" office:value-type="float" office:value="3940.99286029735" calcext:value-type="float">
            <text:p>3940.9928602974</text:p>
          </table:table-cell>
          <table:table-cell/>
        </table:table-row>
        <table:table-row table:style-name="ro1">
          <table:table-cell table:number-columns-repeated="6"/>
          <table:table-cell table:formula="of:=SUM([.G41]/[.B41])" office:value-type="float" office:value="37.6269013594746" calcext:value-type="float">
            <text:p>37.6269013595</text:p>
          </table:table-cell>
          <table:table-cell table:formula="of:=SUM([.H41]/[.C41])" office:value-type="float" office:value="7.10403216528378" calcext:value-type="float">
            <text:p>7.1040321653</text:p>
          </table:table-cell>
          <table:table-cell table:formula="of:=SUM([.I41]/[.D41])" office:value-type="float" office:value="4359.75026652824" calcext:value-type="float">
            <text:p>4359.7502665283</text:p>
          </table:table-cell>
          <table:table-cell/>
        </table:table-row>
        <table:table-row table:style-name="ro1">
          <table:table-cell table:number-columns-repeated="6"/>
          <table:table-cell table:formula="of:=SUM([.G42]/[.B42])" office:value-type="float" office:value="37.7401708262747" calcext:value-type="float">
            <text:p>37.7401708263</text:p>
          </table:table-cell>
          <table:table-cell table:formula="of:=SUM([.H42]/[.C42])" office:value-type="float" office:value="7.01945098484557" calcext:value-type="float">
            <text:p>7.0194509848</text:p>
          </table:table-cell>
          <table:table-cell table:formula="of:=SUM([.I42]/[.D42])" office:value-type="float" office:value="4284.03631009194" calcext:value-type="float">
            <text:p>4284.0363100919</text:p>
          </table:table-cell>
          <table:table-cell/>
        </table:table-row>
        <table:table-row table:style-name="ro1">
          <table:table-cell table:number-columns-repeated="6"/>
          <table:table-cell table:formula="of:=SUM([.G43]/[.B43])" office:value-type="float" office:value="34.8136666859455" calcext:value-type="float">
            <text:p>34.8136666859</text:p>
          </table:table-cell>
          <table:table-cell table:formula="of:=SUM([.H43]/[.C43])" office:value-type="float" office:value="6.53599525321125" calcext:value-type="float">
            <text:p>6.5359952532</text:p>
          </table:table-cell>
          <table:table-cell table:formula="of:=SUM([.I43]/[.D43])" office:value-type="float" office:value="3952.6393784737" calcext:value-type="float">
            <text:p>3952.6393784737</text:p>
          </table:table-cell>
          <table:table-cell/>
        </table:table-row>
        <table:table-row table:style-name="ro1">
          <table:table-cell table:number-columns-repeated="6"/>
          <table:table-cell table:formula="of:=SUM([.G44]/[.B44])" office:value-type="float" office:value="33.7192901909893" calcext:value-type="float">
            <text:p>33.719290191</text:p>
          </table:table-cell>
          <table:table-cell table:formula="of:=SUM([.H44]/[.C44])" office:value-type="float" office:value="6.38965050108462" calcext:value-type="float">
            <text:p>6.3896505011</text:p>
          </table:table-cell>
          <table:table-cell table:formula="of:=SUM([.I44]/[.D44])" office:value-type="float" office:value="3849.40956800143" calcext:value-type="float">
            <text:p>3849.4095680014</text:p>
          </table:table-cell>
          <table:table-cell/>
        </table:table-row>
        <table:table-row table:style-name="ro1">
          <table:table-cell table:number-columns-repeated="6"/>
          <table:table-cell table:formula="of:=SUM([.G45]/[.B45])" office:value-type="float" office:value="35.0455252367776" calcext:value-type="float">
            <text:p>35.0455252368</text:p>
          </table:table-cell>
          <table:table-cell table:formula="of:=SUM([.H45]/[.C45])" office:value-type="float" office:value="6.68101300473136" calcext:value-type="float">
            <text:p>6.6810130047</text:p>
          </table:table-cell>
          <table:table-cell table:formula="of:=SUM([.I45]/[.D45])" office:value-type="float" office:value="3998.88493864838" calcext:value-type="float">
            <text:p>3998.884938648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calais</text:p>
          </table:table-cell>
          <table:table-cell office:value-type="string" calcext:value-type="string">
            <text:p>ritter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number-columns-repeated="6"/>
          <table:table-cell table:number-columns-repeated="3" office:value-type="string" calcext:value-type="string">
            <text:p>candidateGain-calais</text:p>
          </table:table-cell>
          <table:table-cell/>
        </table:table-row>
        <table:table-row table:style-name="ro1">
          <table:table-cell table:number-columns-repeated="6"/>
          <table:table-cell table:formula="of:=SUM([.G48:.G58])/11" office:value-type="float" office:value="32.0446096004172" calcext:value-type="float">
            <text:p>32.0446096004</text:p>
          </table:table-cell>
          <table:table-cell table:formula="of:=SUM([.H48:.H58])/11" office:value-type="float" office:value="6.41055845602731" calcext:value-type="float">
            <text:p>6.410558456</text:p>
          </table:table-cell>
          <table:table-cell table:style-name="ce1" table:formula="of:=SUM([.I48:.I58])/11" office:value-type="float" office:value="3764.20547290608" calcext:value-type="float">
            <text:p>3764.205472906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7">00/00/0000</text:date>, <text:time style:data-style-name="N2" text:time-value="23:32:57.318852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9:33:47.645715932</meta:creation-date>
    <dc:date>2019-06-27T00:05:02.671829052</dc:date>
    <meta:editing-duration>PT3H53M12S</meta:editing-duration>
    <meta:editing-cycles>7</meta:editing-cycles>
    <meta:generator>LibreOffice/5.1.6.2$Linux_X86_64 LibreOffice_project/10m0$Build-2</meta:generator>
    <meta:document-statistic meta:table-count="1" meta:cell-count="296" meta:object-count="0"/>
  </office:meta>
</office:document-meta>
</file>